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ParserActivator.setDefaultDOMProperties( DocumentBuilderFactory factory , Hashtable props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ParserActivator.setSAXProperties( SAXParserFactory factory , Hashtable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ParserActivator.getFactory( String parserFactory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ParserActivator.getParserFactoryClassNames( URL parserUr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MLParserActivator.setDefaultSAXProperties( SAXParserFactory factory , Hashtable props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ParserActivator.start( Bundle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ParserActivator.ungetService( Bundle bundle , ServiceRegistration registration , Object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ParserActivator.registerSAXParsers( Vector parserFactoryClass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ParserActivator.registerDOMParsers( Vector parserFactoryClass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ParserActivator.stop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ParserActivator.setDOMProperties( DocumentBuilderFactory factory , Hashtable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ParserActivator.getService( Bundle bundle , ServiceRegistration regist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